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Mono" svg:font-family="'Droid Sans Mono', monospace, monospac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language="es" fo:country="ES"/>
    </style:style>
    <style:style style:name="P2" style:family="paragraph" style:parent-style-name="Título_20_1">
      <style:text-properties fo:language="es" fo:country="ES"/>
    </style:style>
    <style:style style:name="P3" style:family="paragraph" style:parent-style-name="Título_20_1" style:master-page-name="MP0">
      <style:paragraph-properties style:page-number="auto" fo:break-before="page"/>
    </style:style>
    <style:style style:name="T1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Fuente_20_de_20_párrafo_20_predeter."><text:span text:style-name="T1">-- Base de datos municipalidad-USUARIOS</text:span></text:span></text:h>
      <text:p text:style-name="Normal"><text:span text:style-name="Fuente_20_de_20_párrafo_20_predeter.">-- Ejercicio </text:span></text:p>
      <text:p text:style-name="Normal"><text:span text:style-name="Fuente_20_de_20_párrafo_20_predeter."/></text:p>
      <text:p text:style-name="Normal"><text:span text:style-name="Fuente_20_de_20_párrafo_20_predeter.">USE [master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Database [Proyecto_Municipalidad] <text:s text:c="3"/>Script Date: 20/5/2023 02:46:48 ******/</text:span></text:p>
      <text:p text:style-name="Normal"><text:span text:style-name="Fuente_20_de_20_párrafo_20_predeter.">CREATE DATABASE [Proyecto_Municipalidad]</text:span></text:p>
      <text:p text:style-name="Normal"><text:span text:style-name="Fuente_20_de_20_párrafo_20_predeter.">GO</text:span></text:p>
      <text:p text:style-name="Normal"><text:span text:style-name="Fuente_20_de_20_párrafo_20_predeter.">IF (1 = FULLTEXTSERVICEPROPERTY('IsFullTextInstalled'))</text:span></text:p>
      <text:p text:style-name="Normal"><text:span text:style-name="Fuente_20_de_20_párrafo_20_predeter.">begin</text:span></text:p>
      <text:p text:style-name="Normal"><text:span text:style-name="Fuente_20_de_20_párrafo_20_predeter.">EXEC [Proyecto_Municipalidad].[dbo].[sp_fulltext_database] @action = 'enable'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NSI_NULL_DEFAUL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NSI_NULLS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NSI_PADDING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NSI_WARNINGS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RITHABOR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UTO_CLOSE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UTO_SHRINK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UTO_UPDATE_STATISTICS ON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CURSOR_CLOSE_ON_COMMIT OFF 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ALTER DATABASE [Proyecto_Municipalidad] SET CURSOR_DEFAULT <text:s/>GLOBAL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CONCAT_NULL_YIELDS_NULL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NUMERIC_ROUNDABOR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QUOTED_IDENTIFIER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RECURSIVE_TRIGGERS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<text:s/>ENABLE_BROKER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UTO_UPDATE_STATISTICS_ASYNC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DATE_CORRELATION_OPTIMIZATION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TRUSTWORTHY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LLOW_SNAPSHOT_ISOLATION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PARAMETERIZATION SIMPLE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READ_COMMITTED_SNAPSHO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HONOR_BROKER_PRIORITY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RECOVERY FULL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<text:s/>MULTI_USER 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ALTER DATABASE [Proyecto_Municipalidad] SET PAGE_VERIFY CHECKSUM <text:s/>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DB_CHAINING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FILESTREAM( NON_TRANSACTED_ACCESS = OFF )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TARGET_RECOVERY_TIME = 60 SECONDS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DELAYED_DURABILITY = DISABLED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CCELERATED_DATABASE_RECOVERY = OFF <text:s/></text:span></text:p>
      <text:p text:style-name="Normal"><text:span text:style-name="Fuente_20_de_20_párrafo_20_predeter.">GO</text:span></text:p>
      <text:p text:style-name="Normal"><text:span text:style-name="Fuente_20_de_20_párrafo_20_predeter.">EXEC sys.sp_db_vardecimal_storage_format N'Proyecto_Municipalidad', N'ON'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QUERY_STORE = OFF</text:span></text:p>
      <text:p text:style-name="Normal"><text:span text:style-name="Fuente_20_de_20_párrafo_20_predeter.">GO</text:span></text:p>
      <text:p text:style-name="Normal"><text:span text:style-name="Fuente_20_de_20_párrafo_20_predeter.">USE [Proyecto_Municipalidad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Configuracion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Configuracion](</text:span></text:p>
      <text:p text:style-name="Normal"><text:span text:style-name="Fuente_20_de_20_párrafo_20_predeter."><text:tab/>[recurso] [varchar](50) NULL,</text:span></text:p>
      <text:p text:style-name="Normal"><text:span text:style-name="Fuente_20_de_20_párrafo_20_predeter."><text:tab/>[propiedad] [varchar](50) NULL,</text:span></text:p>
      <text:p text:style-name="Normal"><text:span text:style-name="Fuente_20_de_20_párrafo_20_predeter."><text:tab/>[valor] [varchar](60) NULL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Menu] <text:s text:c="3"/>Script Date: 20/5/2023 02:46:48 ******/</text:span></text:p>
      <text:p text:style-name="Normal"><text:span text:style-name="Fuente_20_de_20_párrafo_20_predeter.">SET ANSI_NULLS ON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Menu](</text:span></text:p>
      <text:p text:style-name="Normal"><text:span text:style-name="Fuente_20_de_20_párrafo_20_predeter."><text:tab/>[idMenu] [int] IDENTITY(1,1) NOT NULL,</text:span></text:p>
      <text:p text:style-name="Normal"><text:span text:style-name="Fuente_20_de_20_párrafo_20_predeter."><text:tab/>[descripcion] [varchar](30) NULL,</text:span></text:p>
      <text:p text:style-name="Normal"><text:span text:style-name="Fuente_20_de_20_párrafo_20_predeter."><text:tab/>[idMenuPadre] [int] NULL,</text:span></text:p>
      <text:p text:style-name="Normal"><text:span text:style-name="Fuente_20_de_20_párrafo_20_predeter."><text:tab/>[icono] [varchar](30) NULL,</text:span></text:p>
      <text:p text:style-name="Normal"><text:span text:style-name="Fuente_20_de_20_párrafo_20_predeter."><text:tab/>[controlador] [varchar](30) NULL,</text:span></text:p>
      <text:p text:style-name="Normal"><text:span text:style-name="Fuente_20_de_20_párrafo_20_predeter."><text:tab/>[paginaAccion] [varchar](30) NULL,</text:span></text:p>
      <text:p text:style-name="Normal"><text:span text:style-name="Fuente_20_de_20_párrafo_20_predeter."><text:tab/>[esActivo] [bit] NULL,</text:span></text:p>
      <text:p text:style-name="Normal"><text:span text:style-name="Fuente_20_de_20_párrafo_20_predeter."><text:tab/>[fechaRegistro] [datetime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Menu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Rol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Rol](</text:span></text:p>
      <text:p text:style-name="Normal"><text:span text:style-name="Fuente_20_de_20_párrafo_20_predeter."><text:tab/>[idRol] [int] IDENTITY(1,1) NOT NULL,</text:span></text:p>
      <text:p text:style-name="Normal"><text:span text:style-name="Fuente_20_de_20_párrafo_20_predeter."><text:tab/>[descripcion] [varchar](30) NULL,</text:span></text:p>
      <text:p text:style-name="Normal"><text:span text:style-name="Fuente_20_de_20_párrafo_20_predeter."><text:tab/>[esActivo] [bit] NULL,</text:span></text:p>
      <text:p text:style-name="Normal"><text:span text:style-name="Fuente_20_de_20_párrafo_20_predeter."><text:tab/>[fechaRegistro] [datetime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oft-page-break/><text:span text:style-name="Fuente_20_de_20_párrafo_20_predeter."><text:tab/>[idRol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RolMenu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RolMenu](</text:span></text:p>
      <text:p text:style-name="Normal"><text:span text:style-name="Fuente_20_de_20_párrafo_20_predeter."><text:tab/>[idRolMenu] [int] IDENTITY(1,1) NOT NULL,</text:span></text:p>
      <text:p text:style-name="Normal"><text:span text:style-name="Fuente_20_de_20_párrafo_20_predeter."><text:tab/>[idRol] [int] NULL,</text:span></text:p>
      <text:p text:style-name="Normal"><text:span text:style-name="Fuente_20_de_20_párrafo_20_predeter."><text:tab/>[idMenu] [int] NULL,</text:span></text:p>
      <text:p text:style-name="Normal"><text:span text:style-name="Fuente_20_de_20_párrafo_20_predeter."><text:tab/>[esActivo] [bit] NULL,</text:span></text:p>
      <text:p text:style-name="Normal"><text:span text:style-name="Fuente_20_de_20_párrafo_20_predeter."><text:tab/>[fechaRegistro] [datetime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RolMenu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Usuario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Usuario](</text:span></text:p>
      <text:p text:style-name="Normal"><text:span text:style-name="Fuente_20_de_20_párrafo_20_predeter."><text:tab/>[idUsuario] [int] IDENTITY(1,1) NOT NULL,</text:span></text:p>
      <text:p text:style-name="Normal"><text:span text:style-name="Fuente_20_de_20_párrafo_20_predeter."><text:tab/>[nombre] [varchar](50) NULL,</text:span></text:p>
      <text:p text:style-name="Normal"><text:soft-page-break/><text:span text:style-name="Fuente_20_de_20_párrafo_20_predeter."><text:tab/>[apePaterno] [varchar](50) NULL,</text:span></text:p>
      <text:p text:style-name="Normal"><text:span text:style-name="Fuente_20_de_20_párrafo_20_predeter."><text:tab/>[apeMaterno] [varchar](50) NULL,</text:span></text:p>
      <text:p text:style-name="Normal"><text:span text:style-name="Fuente_20_de_20_párrafo_20_predeter."><text:tab/>[correo] [varchar](50) NULL,</text:span></text:p>
      <text:p text:style-name="Normal"><text:span text:style-name="Fuente_20_de_20_párrafo_20_predeter."><text:tab/>[telefono] [varchar](50) NULL,</text:span></text:p>
      <text:p text:style-name="Normal"><text:span text:style-name="Fuente_20_de_20_párrafo_20_predeter."><text:tab/>[idRol] [int] NULL,</text:span></text:p>
      <text:p text:style-name="Normal"><text:span text:style-name="Fuente_20_de_20_párrafo_20_predeter."><text:tab/>[clave] [varchar](100) NULL,</text:span></text:p>
      <text:p text:style-name="Normal"><text:span text:style-name="Fuente_20_de_20_párrafo_20_predeter."><text:tab/>[esActivo] [int] NULL,</text:span></text:p>
      <text:p text:style-name="Normal"><text:span text:style-name="Fuente_20_de_20_párrafo_20_predeter."><text:tab/>[fechaRegistro] [datetime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Usuario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INSERT [dbo].[Configuracion] ([recurso], [propiedad], [valor]) VALUES (N'Servicio_Correo', N'correo', N'municipalidadpuentepiedraule@gmail.com')</text:span></text:p>
      <text:p text:style-name="Normal"><text:span text:style-name="Fuente_20_de_20_párrafo_20_predeter.">GO</text:span></text:p>
      <text:p text:style-name="Normal"><text:span text:style-name="Fuente_20_de_20_párrafo_20_predeter.">INSERT [dbo].[Configuracion] ([recurso], [propiedad], [valor]) VALUES (N'Servicio_Correo', N'clave', N'ejbzxpbkixnnzmim')</text:span></text:p>
      <text:p text:style-name="Normal"><text:span text:style-name="Fuente_20_de_20_párrafo_20_predeter.">GO</text:span></text:p>
      <text:p text:style-name="Normal"><text:span text:style-name="Fuente_20_de_20_párrafo_20_predeter.">INSERT [dbo].[Configuracion] ([recurso], [propiedad], [valor]) VALUES (N'Servicio_Correo', N'alias', N'UlePuentePiedra.com')</text:span></text:p>
      <text:p text:style-name="Normal"><text:span text:style-name="Fuente_20_de_20_párrafo_20_predeter.">GO</text:span></text:p>
      <text:p text:style-name="Normal"><text:span text:style-name="Fuente_20_de_20_párrafo_20_predeter.">INSERT [dbo].[Configuracion] ([recurso], [propiedad], [valor]) VALUES (N'Servicio_Correo', N'host', N'smtp.gmail.com')</text:span></text:p>
      <text:p text:style-name="Normal"><text:span text:style-name="Fuente_20_de_20_párrafo_20_predeter.">GO</text:span></text:p>
      <text:p text:style-name="Normal"><text:span text:style-name="Fuente_20_de_20_párrafo_20_predeter.">INSERT [dbo].[Configuracion] ([recurso], [propiedad], [valor]) VALUES (N'Servicio_Correo', N'puerto', N'587')</text:span></text:p>
      <text:p text:style-name="Normal"><text:span text:style-name="Fuente_20_de_20_párrafo_20_predeter.">GO</text:span></text:p>
      <text:p text:style-name="Normal"><text:span text:style-name="Fuente_20_de_20_párrafo_20_predeter.">SET IDENTITY_INSERT [dbo].[Menu] ON 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INSERT [dbo].[Menu] ([idMenu], [descripcion], [idMenuPadre], [icono], [controlador], [paginaAccion], [esActivo], [fechaRegistro]) VALUES (1, N'DashBoard', 1, N'fas fa-fw fa-tachometer-alt', N'Dashboard', N'Index', 1, CAST(N'2023-05-10T20:38:32.09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2, N'Administración', 2, N'fas fa-fw fa-cog', NULL, NULL, 1, CAST(N'2023-05-10T20:41:36.15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3, N'Registro solicitudes', 3, N'fas fa-fw fa-clipboard-list', NULL, NULL, 1, CAST(N'2023-05-10T20:41:36.15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4, N'Programacion de visitas', 4, N'fas fa-fw fa-tags', NULL, NULL, 1, CAST(N'2023-05-10T20:41:36.15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5, N'Reportes', 5, N'fas fa-fw fa-chart-area', NULL, NULL, 1, CAST(N'2023-05-10T20:41:36.15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6, N'Usuarios', 2, NULL, N'Usuario', N'Index', 1, CAST(N'2023-05-10T20:43:53.14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7, N'Roles', 2, NULL, N'Rol', N'Index', 1, CAST(N'2023-05-10T20:43:53.14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8, N'S100', 3, NULL, N'S100', N'Index', 1, CAST(N'2023-05-10T20:46:37.46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9, N'FSU', 3, NULL, N'Fsu', N'Index', 1, CAST(N'2023-05-10T20:46:37.46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10, N'Empadronador', 4, NULL, </text:span><text:soft-page-break/><text:span text:style-name="Fuente_20_de_20_párrafo_20_predeter.">N'Programacion', N'ProgramarEmpadronador', 1, CAST(N'2023-05-10T20:56:44.36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11, N'Supervisor', 4, NULL, N'Programacion', N'ProgramarSupervisor', 1, CAST(N'2023-05-10T20:56:44.36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12, N'Trabajadores', 5, NULL, N'Reporte', N'Index', 1, CAST(N'2023-05-10T21:00:04.863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13, N'FSU', 5, NULL, N'Reporte', N'RepoFsu', 1, CAST(N'2023-05-10T21:00:04.863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14, N'S100', 5, NULL, N'Reporte', N'RepoS100', 1, CAST(N'2023-05-10T21:00:04.863' AS DateTime))</text:span></text:p>
      <text:p text:style-name="Normal"><text:span text:style-name="Fuente_20_de_20_párrafo_20_predeter.">GO</text:span></text:p>
      <text:p text:style-name="Normal"><text:span text:style-name="Fuente_20_de_20_párrafo_20_predeter.">SET IDENTITY_INSERT [dbo].[Menu] OFF</text:span></text:p>
      <text:p text:style-name="Normal"><text:span text:style-name="Fuente_20_de_20_párrafo_20_predeter.">GO</text:span></text:p>
      <text:p text:style-name="Normal"><text:span text:style-name="Fuente_20_de_20_párrafo_20_predeter.">SET IDENTITY_INSERT [dbo].[Rol] ON </text:span></text:p>
      <text:p text:style-name="Normal"><text:span text:style-name="Fuente_20_de_20_párrafo_20_predeter.">GO</text:span></text:p>
      <text:p text:style-name="Normal"><text:span text:style-name="Fuente_20_de_20_párrafo_20_predeter.">INSERT [dbo].[Rol] ([idRol], [descripcion], [esActivo], [fechaRegistro]) VALUES (1, N'Administrador', 1, CAST(N'2023-05-05T14:41:01.71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] ([idRol], [descripcion], [esActivo], [fechaRegistro]) VALUES (2, N'Supervisor', 1, CAST(N'2023-05-05T14:41:01.71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] ([idRol], [descripcion], [esActivo], [fechaRegistro]) VALUES (3, N'Digitador', 1, CAST(N'2023-05-05T14:41:01.71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] ([idRol], [descripcion], [esActivo], [fechaRegistro]) VALUES (4, N'Empadronador', 1, CAST(N'2023-05-05T14:41:01.710' AS DateTime))</text:span></text:p>
      <text:p text:style-name="Normal"><text:span text:style-name="Fuente_20_de_20_párrafo_20_predeter.">GO</text:span></text:p>
      <text:p text:style-name="Normal"><text:span text:style-name="Fuente_20_de_20_párrafo_20_predeter.">SET IDENTITY_INSERT [dbo].[Rol] OFF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SET IDENTITY_INSERT [dbo].[RolMenu] ON 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, 1, 1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2, 1, 6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3, 1, 7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4, 1, 8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5, 1, 9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6, 1, 10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7, 1, 11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8, 1, 12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9, 1, 13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0, 1, 14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1, 2, 1, 1, CAST(N'2023-05-10T21:15:15.190' AS DateTime))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2, 2, 11, 1, CAST(N'2023-05-10T21:15:15.19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3, 2, 12, 1, CAST(N'2023-05-10T21:15:15.19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4, 2, 13, 1, CAST(N'2023-05-10T21:15:15.19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5, 2, 14, 1, CAST(N'2023-05-10T21:15:15.19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6, 3, 8, 1, CAST(N'2023-05-10T21:18:13.35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7, 3, 9, 1, CAST(N'2023-05-10T21:18:13.35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8, 4, 9, 1, CAST(N'2023-05-10T21:19:29.250' AS DateTime))</text:span></text:p>
      <text:p text:style-name="Normal"><text:span text:style-name="Fuente_20_de_20_párrafo_20_predeter.">GO</text:span></text:p>
      <text:p text:style-name="Normal"><text:span text:style-name="Fuente_20_de_20_párrafo_20_predeter.">SET IDENTITY_INSERT [dbo].[RolMenu] OFF</text:span></text:p>
      <text:p text:style-name="Normal"><text:span text:style-name="Fuente_20_de_20_párrafo_20_predeter.">GO</text:span></text:p>
      <text:p text:style-name="Normal"><text:span text:style-name="Fuente_20_de_20_párrafo_20_predeter.">SET IDENTITY_INSERT [dbo].[Usuario] ON 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1, N'Frank', N'Tarco', N'Pariapaza', N'frank123@gmail.com', N'528582', 1, N'123', 1, CAST(N'2023-05-07T07:57:02.16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2, N'Angelo', N'Tarco', N'Cirilo', N'jhoanangelo123@gmail.com', N'9858833', 2, N'e1afb3add20cf084f92df64e371a800f0c4eaf19b4767a99c44d05eea298d87e', 1, CAST(N'2023-05-07T18:19:54.797' AS DateTime))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6, N'Angelo', N'Tarco', N'Cirilo', N'rewrwer@hotmailc.om', N'9858833', 2, N'11651ec464924b38243f0f923ce44d6ad088bde702e757945c5247aa6a63e9d4', 1, CAST(N'2023-05-07T18:41:43.09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8, N'Angelo', N'Tarco', N'Cirilo', N'jhoanangelo123.@gmail.com', N'9858833', 1, N'afea0e5c28336a66ac2f83ab5af80c85eb586ca00d9d9abb4d366738a988adee', 1, CAST(N'2023-05-07T21:54:27.70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9, N'Juan ', N'Benites', N'Torrejon', N'anahi123.tc@gmail.com', N'984833111', 3, N'60ee6303acadd6fe7764f1b7217001ca6f59b36f9f974c9e02f308039be29c40', 1, CAST(N'2023-05-08T13:28:47.87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11, N'frank', N'tarco', N'pariapaza', N'franktarco94@gmail.com', N'9428482', 2, N'4141f873a86f87cef77477cccdd004628a8a93a8038f38bd06757c21b714d056', 1, CAST(N'2023-05-09T17:48:46.66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21, N'liliana', N'Tarco', N'Cirilo', N'cirilomendozaliliana@gmail.com', N'9858833', 2, N'6edaf4a8f3401aee37f8626e99340d584fa32d5d7c546fb1aeafe93efad3f6ed', 1, CAST(N'2023-05-13T18:56:19.623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22, N'Axel', N'Padilla', N'Herrera', N'axel15963@hotmail.com', N'3771', 1, N'5994471abb01112afcc18159f6cc74b4f511b99806da59b3caf5a9c173cacfc5', 1, CAST(N'2023-05-13T19:07:18.92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31, N'Angelo', N'Tarco', N'Cirilo', N'nuknugakki@gufum.com', N'9858833', 3, </text:span><text:soft-page-break/><text:span text:style-name="Fuente_20_de_20_párrafo_20_predeter.">N'bb05d5dc617dea71ac8ec9b26ad3c9f857664ed072dac304679f7f0ac5906b09', 1, CAST(N'2023-05-15T20:22:42.37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37, N'Angelo', N'Tarco', N'Cirilo', N'axelpadillaherrera@gmail.com', N'9858833', 2, N'a665a45920422f9d417e4867efdc4fb8a04a1f3fff1fa07e998e86f7f7a27ae3', 1, CAST(N'2023-05-16T15:48:40.28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40, N'Angelo', N'Tarco', N'Cirilo', N'jhoanangelo123.tc@gmail.com', N'9858833', 4, N'e1265d7198bac54b123530699d04130b4b5f1c2792e1df5bc9df89032d3f8615', 1, CAST(N'2023-05-16T19:03:14.88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42, N'Angelo', N'Tarco', N'Cirilo', N'franciscirmen@gmail.com', N'421553', 2, N'972d8bf17c539c2eb8c3f2e7f4046ef7c082c93278b4e6cbd809a783f6048d96', 1, CAST(N'2023-05-16T22:11:57.05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43, N'Juan', N'Benites', N'Torrejon', N'sebastianleal1414@gmail.com', N'9842984', 2, N'a665a45920422f9d417e4867efdc4fb8a04a1f3fff1fa07e998e86f7f7a27ae3', 1, CAST(N'2023-05-16T23:12:33.313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46, N'Jenny ', N'Guambuguete', N'Solorzano', N'quelabril1123@gmail.com', N'999902428', 1, N'5994471abb01112afcc18159f6cc74b4f511b99806da59b3caf5a9c173cacfc5', 1, CAST(N'2023-05-20T03:08:52.067' AS DateTime))</text:span></text:p>
      <text:p text:style-name="Normal"><text:span text:style-name="Fuente_20_de_20_párrafo_20_predeter.">GO</text:span></text:p>
      <text:p text:style-name="Normal"><text:span text:style-name="Fuente_20_de_20_párrafo_20_predeter.">SET IDENTITY_INSERT [dbo].[Usuario] OFF</text:span></text:p>
      <text:p text:style-name="Normal"><text:span text:style-name="Fuente_20_de_20_párrafo_20_predeter.">GO</text:span></text:p>
      <text:p text:style-name="Normal"><text:span text:style-name="Fuente_20_de_20_párrafo_20_predeter.">ALTER TABLE [dbo].[Menu] ADD <text:s/>DEFAULT (getdate()) FOR [fechaRegistro]</text:span></text:p>
      <text:p text:style-name="Normal"><text:span text:style-name="Fuente_20_de_20_párrafo_20_predeter.">GO</text:span></text:p>
      <text:p text:style-name="Normal"><text:span text:style-name="Fuente_20_de_20_párrafo_20_predeter.">ALTER TABLE [dbo].[Rol] ADD <text:s/>DEFAULT (getdate()) FOR [fechaRegistro]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ALTER TABLE [dbo].[RolMenu] ADD <text:s/>DEFAULT (getdate()) FOR [fechaRegistro]</text:span></text:p>
      <text:p text:style-name="Normal"><text:span text:style-name="Fuente_20_de_20_párrafo_20_predeter.">GO</text:span></text:p>
      <text:p text:style-name="Normal"><text:span text:style-name="Fuente_20_de_20_párrafo_20_predeter.">ALTER TABLE [dbo].[Usuario] ADD <text:s/>DEFAULT (getdate()) FOR [fechaRegistro]</text:span></text:p>
      <text:p text:style-name="Normal"><text:span text:style-name="Fuente_20_de_20_párrafo_20_predeter.">GO</text:span></text:p>
      <text:p text:style-name="Normal"><text:span text:style-name="Fuente_20_de_20_párrafo_20_predeter.">ALTER TABLE [dbo].[Menu] <text:s/>WITH CHECK ADD FOREIGN KEY([idMenuPadre])</text:span></text:p>
      <text:p text:style-name="Normal"><text:span text:style-name="Fuente_20_de_20_párrafo_20_predeter.">REFERENCES [dbo].[Menu] ([idMenu])</text:span></text:p>
      <text:p text:style-name="Normal"><text:span text:style-name="Fuente_20_de_20_párrafo_20_predeter.">GO</text:span></text:p>
      <text:p text:style-name="Normal"><text:span text:style-name="Fuente_20_de_20_párrafo_20_predeter.">ALTER TABLE [dbo].[RolMenu] <text:s/>WITH CHECK ADD FOREIGN KEY([idMenu])</text:span></text:p>
      <text:p text:style-name="Normal"><text:span text:style-name="Fuente_20_de_20_párrafo_20_predeter.">REFERENCES [dbo].[Menu] ([idMenu])</text:span></text:p>
      <text:p text:style-name="Normal"><text:span text:style-name="Fuente_20_de_20_párrafo_20_predeter.">GO</text:span></text:p>
      <text:p text:style-name="Normal"><text:span text:style-name="Fuente_20_de_20_párrafo_20_predeter.">ALTER TABLE [dbo].[RolMenu] <text:s/>WITH CHECK ADD FOREIGN KEY([idRol])</text:span></text:p>
      <text:p text:style-name="Normal"><text:span text:style-name="Fuente_20_de_20_párrafo_20_predeter.">REFERENCES [dbo].[Rol] ([idRol])</text:span></text:p>
      <text:p text:style-name="Normal"><text:span text:style-name="Fuente_20_de_20_párrafo_20_predeter.">GO</text:span></text:p>
      <text:p text:style-name="Normal"><text:span text:style-name="Fuente_20_de_20_párrafo_20_predeter.">ALTER TABLE [dbo].[Usuario] <text:s/>WITH CHECK ADD FOREIGN KEY([idRol])</text:span></text:p>
      <text:p text:style-name="Normal"><text:span text:style-name="Fuente_20_de_20_párrafo_20_predeter.">REFERENCES [dbo].[Rol] ([idRol])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BuscarConfiguracionXRecurso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BuscarConfiguracionXRecurso]</text:span></text:p>
      <text:p text:style-name="Normal"><text:span text:style-name="Fuente_20_de_20_párrafo_20_predeter.">@recurso varchar(50)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* from Configuracion where recurso=@recurs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Iniciar_Sesion] <text:s text:c="3"/>Script Date: 20/5/2023 02:46:48 ******/</text:span></text:p>
      <text:p text:style-name="Normal"><text:span text:style-name="Fuente_20_de_20_párrafo_20_predeter.">SET ANSI_NULLS ON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Iniciar_Sesion]</text:span></text:p>
      <text:p text:style-name="Normal"><text:span text:style-name="Fuente_20_de_20_párrafo_20_predeter.">@Correo varchar(50),</text:span></text:p>
      <text:p text:style-name="Normal"><text:span text:style-name="Fuente_20_de_20_párrafo_20_predeter.">@Clave varchar(100)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*</text:span></text:p>
      <text:p text:style-name="Normal"><text:span text:style-name="Fuente_20_de_20_párrafo_20_predeter.">from USUARIO where correo=@Correo and clave = @Clave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ListaMenuHijo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ListaMenuHijo]</text:span></text:p>
      <text:p text:style-name="Normal"><text:span text:style-name="Fuente_20_de_20_párrafo_20_predeter.">@idUsuario int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distinct m.idMenu,m.descripcion,m.idMenuPadre,ISNULL(m.icono,'') as icono, ISNULL(m.controlador,'')as controlador,ISNULL(m.paginaAccion,'') as paginaAccion,m.esActivo,m.fechaRegistro</text:span></text:p>
      <text:p text:style-name="Normal"><text:span text:style-name="Fuente_20_de_20_párrafo_20_predeter.">from Usuario u join RolMenu rm on u.idRol=rm.idRol</text:span></text:p>
      <text:p text:style-name="Normal"><text:span text:style-name="Fuente_20_de_20_párrafo_20_predeter.">join Menu m on rm.idMenu = m.idMenu</text:span></text:p>
      <text:p text:style-name="Normal"><text:span text:style-name="Fuente_20_de_20_párrafo_20_predeter.">where m.idMenu!=m.idMenuPadre and u.idUsuario=@idUsuari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ListaMenuPadre] <text:s text:c="3"/>Script Date: 20/5/2023 02:46:48 ******/</text:span></text:p>
      <text:p text:style-name="Normal"><text:span text:style-name="Fuente_20_de_20_párrafo_20_predeter.">SET ANSI_NULLS ON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ListaMenuPadre]</text:span></text:p>
      <text:p text:style-name="Normal"><text:span text:style-name="Fuente_20_de_20_párrafo_20_predeter.">@idUsuario int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distinct mpadre.idMenu,mpadre.descripcion,mpadre.idMenuPadre,mpadre.icono,ISNULL(mpadre.controlador,'')as controlador, ISNULL(mpadre.paginaAccion,''),mpadre.esActivo,mpadre.fechaRegistro</text:span></text:p>
      <text:p text:style-name="Normal"><text:span text:style-name="Fuente_20_de_20_párrafo_20_predeter.">from Usuario u join RolMenu rm on</text:span></text:p>
      <text:p text:style-name="Normal"><text:span text:style-name="Fuente_20_de_20_párrafo_20_predeter.">u.idRol=rm.idRol join Menu m on </text:span></text:p>
      <text:p text:style-name="Normal"><text:span text:style-name="Fuente_20_de_20_párrafo_20_predeter.">rm.idMenu=m.idMenu join Menu mpadre on</text:span></text:p>
      <text:p text:style-name="Normal"><text:span text:style-name="Fuente_20_de_20_párrafo_20_predeter.">m.idMenuPadre=mpadre.idMenu</text:span></text:p>
      <text:p text:style-name="Normal"><text:span text:style-name="Fuente_20_de_20_párrafo_20_predeter.">where u.idUsuario=@idUsuari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RolListar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RolListar]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* from Rol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UsuarioActualizar] <text:s text:c="3"/>Script Date: 20/5/2023 02:46:48 ******/</text:span></text:p>
      <text:p text:style-name="Normal"><text:span text:style-name="Fuente_20_de_20_párrafo_20_predeter.">SET ANSI_NULLS ON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Actualizar]</text:span></text:p>
      <text:p text:style-name="Normal"><text:span text:style-name="Fuente_20_de_20_párrafo_20_predeter.">@idUsuario int,</text:span></text:p>
      <text:p text:style-name="Normal"><text:span text:style-name="Fuente_20_de_20_párrafo_20_predeter.">@nombre varchar(50),</text:span></text:p>
      <text:p text:style-name="Normal"><text:span text:style-name="Fuente_20_de_20_párrafo_20_predeter.">@apePaterno varchar(50),</text:span></text:p>
      <text:p text:style-name="Normal"><text:span text:style-name="Fuente_20_de_20_párrafo_20_predeter.">@apeMaterno varchar(50),</text:span></text:p>
      <text:p text:style-name="Normal"><text:span text:style-name="Fuente_20_de_20_párrafo_20_predeter.">@correo varchar(50),</text:span></text:p>
      <text:p text:style-name="Normal"><text:span text:style-name="Fuente_20_de_20_párrafo_20_predeter.">@telefono varchar(50),</text:span></text:p>
      <text:p text:style-name="Normal"><text:span text:style-name="Fuente_20_de_20_párrafo_20_predeter.">@idRol int,</text:span></text:p>
      <text:p text:style-name="Normal"><text:span text:style-name="Fuente_20_de_20_párrafo_20_predeter.">@esActivo int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update Usuario set nombre=@nombre,apePaterno=@apePaterno,apeMaterno=@apeMaterno,correo=@correo,telefono=@telefono,idRol=@idRol,esActivo=@esActiv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UsuarioEditarContraseña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EditarContraseña]</text:span></text:p>
      <text:p text:style-name="Normal"><text:span text:style-name="Fuente_20_de_20_párrafo_20_predeter.">@idUsuario int,</text:span></text:p>
      <text:p text:style-name="Normal"><text:span text:style-name="Fuente_20_de_20_párrafo_20_predeter.">@clave varchar(100)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update Usuario set clave=@clave where idUsuario=@idUsuario</text:span></text:p>
      <text:p text:style-name="Normal"><text:span text:style-name="Fuente_20_de_20_párrafo_20_predeter.">end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/****** Object: <text:s/>StoredProcedure [dbo].[usp_UsuarioEditarPersonal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EditarPersonal]</text:span></text:p>
      <text:p text:style-name="Normal"><text:span text:style-name="Fuente_20_de_20_párrafo_20_predeter.">@idUsuario int,</text:span></text:p>
      <text:p text:style-name="Normal"><text:span text:style-name="Fuente_20_de_20_párrafo_20_predeter.">@correo varchar(50),</text:span></text:p>
      <text:p text:style-name="Normal"><text:span text:style-name="Fuente_20_de_20_párrafo_20_predeter.">@telefono varchar(50)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update Usuario set correo=@correo, telefono=@telefono where idUsuario=@idUsuari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UsuarioEliminar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Eliminar]</text:span></text:p>
      <text:p text:style-name="Normal"><text:span text:style-name="Fuente_20_de_20_párrafo_20_predeter.">@idUsuario int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delete from Usuario where idUsuario=@idUsuari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UsuarioInsertar] <text:s text:c="3"/>Script Date: 20/5/2023 02:46:48 ******/</text:span></text:p>
      <text:p text:style-name="Normal"><text:span text:style-name="Fuente_20_de_20_párrafo_20_predeter.">SET ANSI_NULLS ON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Insertar]</text:span></text:p>
      <text:p text:style-name="Normal"><text:span text:style-name="Fuente_20_de_20_párrafo_20_predeter.">@nombre varchar(50),</text:span></text:p>
      <text:p text:style-name="Normal"><text:span text:style-name="Fuente_20_de_20_párrafo_20_predeter.">@apePaterno varchar(50),</text:span></text:p>
      <text:p text:style-name="Normal"><text:span text:style-name="Fuente_20_de_20_párrafo_20_predeter.">@apeMaterno varchar(50),</text:span></text:p>
      <text:p text:style-name="Normal"><text:span text:style-name="Fuente_20_de_20_párrafo_20_predeter.">@correo varchar(50),</text:span></text:p>
      <text:p text:style-name="Normal"><text:span text:style-name="Fuente_20_de_20_párrafo_20_predeter.">@telefono varchar(50),</text:span></text:p>
      <text:p text:style-name="Normal"><text:span text:style-name="Fuente_20_de_20_párrafo_20_predeter.">@idRol int,</text:span></text:p>
      <text:p text:style-name="Normal"><text:span text:style-name="Fuente_20_de_20_párrafo_20_predeter.">@clave varchar(100),</text:span></text:p>
      <text:p text:style-name="Normal"><text:span text:style-name="Fuente_20_de_20_párrafo_20_predeter.">@esActivo int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insert into Usuario(nombre,apePaterno,apeMaterno,correo,telefono,idRol,clave,esActivo) values(@nombre,@apePaterno,@apeMaterno,</text:span></text:p>
      <text:p text:style-name="Normal"><text:span text:style-name="Fuente_20_de_20_párrafo_20_predeter.">@correo,@telefono,@idRol,@clave,@esActivo)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UsuarioListar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Listar]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u.idUsuario,u.nombre,u.apePaterno,u.apeMaterno,u.correo,u.telefono,r.descripcion as rol,u.esActivo,u.idRol </text:span></text:p>
      <text:p text:style-name="Normal"><text:span text:style-name="Fuente_20_de_20_párrafo_20_predeter.">from Usuario u join Rol r on u.idRol=r.idRol</text:span></text:p>
      <text:p text:style-name="Normal"><text:span text:style-name="Fuente_20_de_20_párrafo_20_predeter.">end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/****** Object: <text:s/>StoredProcedure [dbo].[usp_UsuarioXCorreo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XCorreo]</text:span></text:p>
      <text:p text:style-name="Normal"><text:span text:style-name="Fuente_20_de_20_párrafo_20_predeter.">@correo varchar(50)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u.idUsuario,u.nombre,u.apePaterno,u.apeMaterno,u.correo,u.telefono,u.idRol,u.clave,u.esActivo,r.descripcion as Rol</text:span></text:p>
      <text:p text:style-name="Normal"><text:span text:style-name="Fuente_20_de_20_párrafo_20_predeter.">from Usuario u join Rol r on u.idRol=r.idRol where correo=@corre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UsuarioXId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XId]</text:span></text:p>
      <text:p text:style-name="Normal"><text:span text:style-name="Fuente_20_de_20_párrafo_20_predeter.">@idUsuario int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u.idUsuario,u.nombre,u.apePaterno,u.apeMaterno,u.correo,u.telefono,u.idRol,u.clave,u.esActivo,r.descripcion</text:span></text:p>
      <text:p text:style-name="Normal"><text:span text:style-name="Fuente_20_de_20_párrafo_20_predeter.">from Usuario u join Rol r on u.idRol=r.idRol where u.idUsuario=@idUsuari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USE [master]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<text:s/>READ_WRITE </text:span></text:p>
      <text:p text:style-name="Normal"><text:span text:style-name="Fuente_20_de_20_párrafo_20_predeter.">GO</text:span></text:p>
      <text:p text:style-name="Normal"><text:span text:style-name="Fuente_20_de_20_párrafo_20_predeter."/></text:p>
      <text:p text:style-name="Normal"><text:span text:style-name="Fuente_20_de_20_párrafo_20_predeter."/></text:p>
      <text:p text:style-name="Normal"><text:span text:style-name="Fuente_20_de_20_párrafo_20_predeter."/></text:p>
      <text:p text:style-name="Normal"><text:span text:style-name="Fuente_20_de_20_párrafo_20_predeter.">-- BASE DE DATOS-REGISTO S100-SISTEMA</text:span></text:p>
      <text:p text:style-name="Normal"><text:span text:style-name="Fuente_20_de_20_párrafo_20_predeter.">-- EJERCICO 2</text:span></text:p>
      <text:p text:style-name="Normal"><text:span text:style-name="Fuente_20_de_20_párrafo_20_predeter."/></text:p>
      <text:p text:style-name="Normal"><text:span text:style-name="Fuente_20_de_20_párrafo_20_predeter.">USE [master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Database [Ule_Puente_Piedra1] <text:s text:c="3"/>Script Date: 20/5/2023 02:50:37 ******/</text:span></text:p>
      <text:p text:style-name="Normal"><text:span text:style-name="Fuente_20_de_20_párrafo_20_predeter.">CREATE DATABASE [Ule_Puente_Piedra1]</text:span></text:p>
      <text:p text:style-name="Normal"><text:span text:style-name="Fuente_20_de_20_párrafo_20_predeter.">GO</text:span></text:p>
      <text:p text:style-name="Normal"><text:span text:style-name="Fuente_20_de_20_párrafo_20_predeter.">IF (1 = FULLTEXTSERVICEPROPERTY('IsFullTextInstalled'))</text:span></text:p>
      <text:p text:style-name="Normal"><text:span text:style-name="Fuente_20_de_20_párrafo_20_predeter.">begin</text:span></text:p>
      <text:p text:style-name="Normal"><text:span text:style-name="Fuente_20_de_20_párrafo_20_predeter.">EXEC [Ule_Puente_Piedra1].[dbo].[sp_fulltext_database] @action = 'enable'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NSI_NULL_DEFAUL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NSI_NULLS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NSI_PADDING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NSI_WARNINGS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RITHABOR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UTO_CLOSE OFF 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ALTER DATABASE [Ule_Puente_Piedra1] SET AUTO_SHRINK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UTO_UPDATE_STATISTICS ON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CURSOR_CLOSE_ON_COMMI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CURSOR_DEFAULT <text:s/>GLOBAL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CONCAT_NULL_YIELDS_NULL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NUMERIC_ROUNDABOR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QUOTED_IDENTIFIER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RECURSIVE_TRIGGERS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<text:s/>ENABLE_BROKER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UTO_UPDATE_STATISTICS_ASYNC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DATE_CORRELATION_OPTIMIZATION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TRUSTWORTHY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LLOW_SNAPSHOT_ISOLATION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PARAMETERIZATION SIMPLE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READ_COMMITTED_SNAPSHOT OFF 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ALTER DATABASE [Ule_Puente_Piedra1] SET HONOR_BROKER_PRIORITY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RECOVERY FULL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<text:s/>MULTI_USER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PAGE_VERIFY CHECKSUM <text:s/>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DB_CHAINING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FILESTREAM( NON_TRANSACTED_ACCESS = OFF )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TARGET_RECOVERY_TIME = 60 SECONDS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DELAYED_DURABILITY = DISABLED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CCELERATED_DATABASE_RECOVERY = OFF <text:s/></text:span></text:p>
      <text:p text:style-name="Normal"><text:span text:style-name="Fuente_20_de_20_párrafo_20_predeter.">GO</text:span></text:p>
      <text:p text:style-name="Normal"><text:span text:style-name="Fuente_20_de_20_párrafo_20_predeter.">EXEC sys.sp_db_vardecimal_storage_format N'Ule_Puente_Piedra1', N'ON'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QUERY_STORE = ON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QUERY_STORE (OPERATION_MODE = READ_WRITE, CLEANUP_POLICY = (STALE_QUERY_THRESHOLD_DAYS = 30), DATA_FLUSH_INTERVAL_SECONDS = 900, INTERVAL_LENGTH_MINUTES = 60, MAX_STORAGE_SIZE_MB = 1000, QUERY_CAPTURE_MODE = AUTO, SIZE_BASED_CLEANUP_MODE = AUTO, MAX_PLANS_PER_QUERY = 200, WAIT_STATS_CAPTURE_MODE = ON)</text:span></text:p>
      <text:p text:style-name="Normal"><text:span text:style-name="Fuente_20_de_20_párrafo_20_predeter.">GO</text:span></text:p>
      <text:p text:style-name="Normal"><text:span text:style-name="Fuente_20_de_20_párrafo_20_predeter.">USE [Ule_Puente_Piedra1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SERPUB_S100] <text:s text:c="3"/>Script Date: 20/5/2023 02:50:37 ******/</text:span></text:p>
      <text:p text:style-name="Normal"><text:span text:style-name="Fuente_20_de_20_párrafo_20_predeter.">SET ANSI_NULLS ON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SERPUB_S100](</text:span></text:p>
      <text:p text:style-name="Normal"><text:span text:style-name="Fuente_20_de_20_párrafo_20_predeter."><text:tab/>[idSerPubS100] [int] IDENTITY(1,1) NOT NULL,</text:span></text:p>
      <text:p text:style-name="Normal"><text:span text:style-name="Fuente_20_de_20_párrafo_20_predeter."><text:tab/>[idServi] [int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SerPubS100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SOLICITANTE_INTEGRANTES_HOGAR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SOLICITANTE_INTEGRANTES_HOGAR](</text:span></text:p>
      <text:p text:style-name="Normal"><text:span text:style-name="Fuente_20_de_20_párrafo_20_predeter."><text:tab/>[idSolicitanteIntegranteHogar] [int] IDENTITY(1,1) NOT NULL,</text:span></text:p>
      <text:p text:style-name="Normal"><text:span text:style-name="Fuente_20_de_20_párrafo_20_predeter."><text:tab/>[idIntegrante] [int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SolicitanteIntegranteHogar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DIRECCIONHOGAR] <text:s text:c="3"/>Script Date: 20/5/2023 02:50:37 ******/</text:span></text:p>
      <text:p text:style-name="Normal"><text:soft-page-break/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DIRECCIONHOGAR](</text:span></text:p>
      <text:p text:style-name="Normal"><text:span text:style-name="Fuente_20_de_20_párrafo_20_predeter."><text:tab/>[idDireccion] [int] IDENTITY(1,1) NOT NULL,</text:span></text:p>
      <text:p text:style-name="Normal"><text:span text:style-name="Fuente_20_de_20_párrafo_20_predeter."><text:tab/>[idTipoVia] [int] NULL,</text:span></text:p>
      <text:p text:style-name="Normal"><text:span text:style-name="Fuente_20_de_20_párrafo_20_predeter."><text:tab/>[nomDireccion] [varchar](60) NULL,</text:span></text:p>
      <text:p text:style-name="Normal"><text:span text:style-name="Fuente_20_de_20_párrafo_20_predeter."><text:tab/>[numeroPuerta] [int] NULL,</text:span></text:p>
      <text:p text:style-name="Normal"><text:span text:style-name="Fuente_20_de_20_párrafo_20_predeter."><text:tab/>[bloque] [varchar](10) NULL,</text:span></text:p>
      <text:p text:style-name="Normal"><text:span text:style-name="Fuente_20_de_20_párrafo_20_predeter."><text:tab/>[piso] [int] NULL,</text:span></text:p>
      <text:p text:style-name="Normal"><text:span text:style-name="Fuente_20_de_20_párrafo_20_predeter."><text:tab/>[interior] [int] NULL,</text:span></text:p>
      <text:p text:style-name="Normal"><text:span text:style-name="Fuente_20_de_20_párrafo_20_predeter."><text:tab/>[manzana] [varchar](5) NULL,</text:span></text:p>
      <text:p text:style-name="Normal"><text:span text:style-name="Fuente_20_de_20_párrafo_20_predeter."><text:tab/>[lote] [varchar](5) NULL,</text:span></text:p>
      <text:p text:style-name="Normal"><text:span text:style-name="Fuente_20_de_20_párrafo_20_predeter."><text:tab/>[kilometro] [varchar](10) NULL,</text:span></text:p>
      <text:p text:style-name="Normal"><text:span text:style-name="Fuente_20_de_20_párrafo_20_predeter."><text:tab/>[nucleoUrbano] [varchar](50) NULL,</text:span></text:p>
      <text:p text:style-name="Normal"><text:span text:style-name="Fuente_20_de_20_párrafo_20_predeter."><text:tab/>[referencia] [varchar](30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Direccion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INSTITUCION_RECEPTORA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INSTITUCION_RECEPTORA](</text:span></text:p>
      <text:p text:style-name="Normal"><text:soft-page-break/><text:span text:style-name="Fuente_20_de_20_párrafo_20_predeter."><text:tab/>[idInsti] [int] IDENTITY(1,1) NOT NULL,</text:span></text:p>
      <text:p text:style-name="Normal"><text:span text:style-name="Fuente_20_de_20_párrafo_20_predeter."><text:tab/>[nomInsti] [varchar](6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Insti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INTEGRANTESHOGAR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INTEGRANTESHOGAR](</text:span></text:p>
      <text:p text:style-name="Normal"><text:span text:style-name="Fuente_20_de_20_párrafo_20_predeter."><text:tab/>[idIntegrante] [int] IDENTITY(1,1) NOT NULL,</text:span></text:p>
      <text:p text:style-name="Normal"><text:span text:style-name="Fuente_20_de_20_párrafo_20_predeter."><text:tab/>[idTipoDoc] [int] NULL,</text:span></text:p>
      <text:p text:style-name="Normal"><text:span text:style-name="Fuente_20_de_20_párrafo_20_predeter."><text:tab/>[numeroDoc] [varchar](20) NULL,</text:span></text:p>
      <text:p text:style-name="Normal"><text:span text:style-name="Fuente_20_de_20_párrafo_20_predeter."><text:tab/>[apePaterno] [varchar](30) NULL,</text:span></text:p>
      <text:p text:style-name="Normal"><text:span text:style-name="Fuente_20_de_20_párrafo_20_predeter."><text:tab/>[apeMaterno] [varchar](30) NULL,</text:span></text:p>
      <text:p text:style-name="Normal"><text:span text:style-name="Fuente_20_de_20_párrafo_20_predeter."><text:tab/>[nombres] [varchar](60) NULL,</text:span></text:p>
      <text:p text:style-name="Normal"><text:span text:style-name="Fuente_20_de_20_párrafo_20_predeter."><text:tab/>[fecNacimiento] [date] NULL,</text:span></text:p>
      <text:p text:style-name="Normal"><text:span text:style-name="Fuente_20_de_20_párrafo_20_predeter."><text:tab/>[sexo] [varchar](10) NULL,</text:span></text:p>
      <text:p text:style-name="Normal"><text:span text:style-name="Fuente_20_de_20_párrafo_20_predeter."><text:tab/>[idParentesco] [int] NULL,</text:span></text:p>
      <text:p text:style-name="Normal"><text:span text:style-name="Fuente_20_de_20_párrafo_20_predeter."><text:tab/>[residenteHabitual] [bit] NULL,</text:span></text:p>
      <text:p text:style-name="Normal"><text:span text:style-name="Fuente_20_de_20_párrafo_20_predeter."><text:tab/>[idDireccion] [int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Integrante] ASC</text:span></text:p>
      <text:p text:style-name="Normal"><text:soft-page-break/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PARENTESCO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PARENTESCO](</text:span></text:p>
      <text:p text:style-name="Normal"><text:span text:style-name="Fuente_20_de_20_párrafo_20_predeter."><text:tab/>[idParentesco] [int] IDENTITY(1,1) NOT NULL,</text:span></text:p>
      <text:p text:style-name="Normal"><text:span text:style-name="Fuente_20_de_20_párrafo_20_predeter."><text:tab/>[nomParentesco] [varchar](3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Parentesco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S100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S100](</text:span></text:p>
      <text:p text:style-name="Normal"><text:span text:style-name="Fuente_20_de_20_párrafo_20_predeter."><text:tab/>[idS100] [int] IDENTITY(1,1) NOT NULL,</text:span></text:p>
      <text:p text:style-name="Normal"><text:span text:style-name="Fuente_20_de_20_párrafo_20_predeter."><text:tab/>[fecDocumento] [datetime] NULL,</text:span></text:p>
      <text:p text:style-name="Normal"><text:span text:style-name="Fuente_20_de_20_párrafo_20_predeter."><text:tab/>[idServi] [int] NULL,</text:span></text:p>
      <text:p text:style-name="Normal"><text:span text:style-name="Fuente_20_de_20_párrafo_20_predeter."><text:tab/>[numeroIntegrantes] [int] NULL,</text:span></text:p>
      <text:p text:style-name="Normal"><text:span text:style-name="Fuente_20_de_20_párrafo_20_predeter."><text:tab/>[numeroHogares] [int] NULL,</text:span></text:p>
      <text:p text:style-name="Normal"><text:span text:style-name="Fuente_20_de_20_párrafo_20_predeter."><text:tab/>[idUsuario] [int] NULL,</text:span></text:p>
      <text:p text:style-name="Normal"><text:soft-page-break/><text:span text:style-name="Fuente_20_de_20_párrafo_20_predeter."><text:tab/>[nombreUsuario] [varchar](100) NULL,</text:span></text:p>
      <text:p text:style-name="Normal"><text:span text:style-name="Fuente_20_de_20_párrafo_20_predeter."><text:tab/>[idInsti] [int] NULL,</text:span></text:p>
      <text:p text:style-name="Normal"><text:span text:style-name="Fuente_20_de_20_párrafo_20_predeter."><text:tab/>[firma] [bit] NULL,</text:span></text:p>
      <text:p text:style-name="Normal"><text:span text:style-name="Fuente_20_de_20_párrafo_20_predeter."><text:tab/>[huella] [bit] NULL,</text:span></text:p>
      <text:p text:style-name="Normal"><text:span text:style-name="Fuente_20_de_20_párrafo_20_predeter."><text:tab/>[idSerPubS100] [int] NULL,</text:span></text:p>
      <text:p text:style-name="Normal"><text:span text:style-name="Fuente_20_de_20_párrafo_20_predeter."><text:tab/>[idsolicitante] [int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S100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SERVICIOS_PUBLICOS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SERVICIOS_PUBLICOS](</text:span></text:p>
      <text:p text:style-name="Normal"><text:span text:style-name="Fuente_20_de_20_párrafo_20_predeter."><text:tab/>[idServi] [int] NOT NULL,</text:span></text:p>
      <text:p text:style-name="Normal"><text:span text:style-name="Fuente_20_de_20_párrafo_20_predeter."><text:tab/>[idTipoServicio] [int] NULL,</text:span></text:p>
      <text:p text:style-name="Normal"><text:span text:style-name="Fuente_20_de_20_párrafo_20_predeter."><text:tab/>[numeroSuministro] [varchar](10) NULL,</text:span></text:p>
      <text:p text:style-name="Normal"><text:span text:style-name="Fuente_20_de_20_párrafo_20_predeter."><text:tab/>[nombreEmpresa] [varchar](3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Servi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/****** Object: <text:s/>Table [dbo].[TB_SOLICITANTE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SOLICITANTE](</text:span></text:p>
      <text:p text:style-name="Normal"><text:span text:style-name="Fuente_20_de_20_párrafo_20_predeter."><text:tab/>[idSolicitante] [int] IDENTITY(1,1) NOT NULL,</text:span></text:p>
      <text:p text:style-name="Normal"><text:span text:style-name="Fuente_20_de_20_párrafo_20_predeter."><text:tab/>[apePaterno] [varchar](30) NULL,</text:span></text:p>
      <text:p text:style-name="Normal"><text:span text:style-name="Fuente_20_de_20_párrafo_20_predeter."><text:tab/>[apeMaterno] [varchar](30) NULL,</text:span></text:p>
      <text:p text:style-name="Normal"><text:span text:style-name="Fuente_20_de_20_párrafo_20_predeter."><text:tab/>[nomSolicitante] [varchar](60) NULL,</text:span></text:p>
      <text:p text:style-name="Normal"><text:span text:style-name="Fuente_20_de_20_párrafo_20_predeter."><text:tab/>[correo] [varchar](60) NULL,</text:span></text:p>
      <text:p text:style-name="Normal"><text:span text:style-name="Fuente_20_de_20_párrafo_20_predeter."><text:tab/>[celular] [varchar](20) NULL,</text:span></text:p>
      <text:p text:style-name="Normal"><text:span text:style-name="Fuente_20_de_20_párrafo_20_predeter."><text:tab/>[idSolicitanteIntegranteHogar] [int] NULL,</text:span></text:p>
      <text:p text:style-name="Normal"><text:span text:style-name="Fuente_20_de_20_párrafo_20_predeter."><text:tab/>[idDireccion] [int] NULL,</text:span></text:p>
      <text:p text:style-name="Normal"><text:span text:style-name="Fuente_20_de_20_párrafo_20_predeter."><text:tab/>[numeroPropiedades] [int] NULL,</text:span></text:p>
      <text:p text:style-name="Normal"><text:span text:style-name="Fuente_20_de_20_párrafo_20_predeter."><text:tab/>[numeroVehiculos] [int] NULL,</text:span></text:p>
      <text:p text:style-name="Normal"><text:span text:style-name="Fuente_20_de_20_párrafo_20_predeter."><text:tab/>[firma] [bit] NULL,</text:span></text:p>
      <text:p text:style-name="Normal"><text:span text:style-name="Fuente_20_de_20_párrafo_20_predeter."><text:tab/>[huella] [bit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Solicitante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TIPODOCUMENTO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CREATE TABLE [dbo].[TB_TIPODOCUMENTO](</text:span></text:p>
      <text:p text:style-name="Normal"><text:span text:style-name="Fuente_20_de_20_párrafo_20_predeter."><text:tab/>[idTipoDoc] [int] IDENTITY(1,1) NOT NULL,</text:span></text:p>
      <text:p text:style-name="Normal"><text:span text:style-name="Fuente_20_de_20_párrafo_20_predeter."><text:tab/>[nomDoc] [varchar](3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TipoDoc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TIPOSERVICIO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TIPOSERVICIO](</text:span></text:p>
      <text:p text:style-name="Normal"><text:span text:style-name="Fuente_20_de_20_párrafo_20_predeter."><text:tab/>[idTipoServicio] [int] IDENTITY(1,1) NOT NULL,</text:span></text:p>
      <text:p text:style-name="Normal"><text:span text:style-name="Fuente_20_de_20_párrafo_20_predeter."><text:tab/>[nomTipoServicio] [varchar](2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TipoServicio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TIPOVIA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TIPOVIA](</text:span></text:p>
      <text:p text:style-name="Normal"><text:soft-page-break/><text:span text:style-name="Fuente_20_de_20_párrafo_20_predeter."><text:tab/>[idTipoVia] [int] IDENTITY(1,1) NOT NULL,</text:span></text:p>
      <text:p text:style-name="Normal"><text:span text:style-name="Fuente_20_de_20_párrafo_20_predeter."><text:tab/>[nomVia] [varchar](3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TipoVia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USUARIO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USUARIO](</text:span></text:p>
      <text:p text:style-name="Normal"><text:span text:style-name="Fuente_20_de_20_párrafo_20_predeter."><text:tab/>[idUsuario] [int] IDENTITY(1,1) NOT NULL,</text:span></text:p>
      <text:p text:style-name="Normal"><text:span text:style-name="Fuente_20_de_20_párrafo_20_predeter."><text:tab/>[nombre] [varchar](60) NULL,</text:span></text:p>
      <text:p text:style-name="Normal"><text:span text:style-name="Fuente_20_de_20_párrafo_20_predeter."><text:tab/>[correo] [varchar](100) NULL,</text:span></text:p>
      <text:p text:style-name="Normal"><text:span text:style-name="Fuente_20_de_20_párrafo_20_predeter."><text:tab/>[clave] [varchar](10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Usuario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ADD <text:s/>DEFAULT (getdate()) FOR [fecDocumento]</text:span></text:p>
      <text:p text:style-name="Normal"><text:span text:style-name="Fuente_20_de_20_párrafo_20_predeter.">GO</text:span></text:p>
      <text:p text:style-name="Normal"><text:span text:style-name="Fuente_20_de_20_párrafo_20_predeter.">ALTER TABLE [dbo].[SERPUB_S100] <text:s/>WITH CHECK ADD <text:s/>CONSTRAINT [FK_010] FOREIGN KEY([idServi])</text:span></text:p>
      <text:p text:style-name="Normal"><text:span text:style-name="Fuente_20_de_20_párrafo_20_predeter.">REFERENCES [dbo].[TB_SERVICIOS_PUBLICOS] ([idServi])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ALTER TABLE [dbo].[SERPUB_S100] CHECK CONSTRAINT [FK_010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DIRECCIONHOGAR] <text:s/>WITH CHECK ADD <text:s/>CONSTRAINT [FK_003] FOREIGN KEY([idTipoVia])</text:span></text:p>
      <text:p text:style-name="Normal"><text:span text:style-name="Fuente_20_de_20_párrafo_20_predeter.">REFERENCES [dbo].[TB_TIPOVIA] ([idTipoVia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DIRECCIONHOGAR] CHECK CONSTRAINT [FK_003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INTEGRANTESHOGAR] <text:s/>WITH CHECK ADD <text:s/>CONSTRAINT [FK_004] FOREIGN KEY([idTipoDoc])</text:span></text:p>
      <text:p text:style-name="Normal"><text:span text:style-name="Fuente_20_de_20_párrafo_20_predeter.">REFERENCES [dbo].[TB_TIPODOCUMENTO] ([idTipoDoc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INTEGRANTESHOGAR] CHECK CONSTRAINT [FK_004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INTEGRANTESHOGAR] <text:s/>WITH CHECK ADD <text:s/>CONSTRAINT [FK_005] FOREIGN KEY([idParentesco])</text:span></text:p>
      <text:p text:style-name="Normal"><text:span text:style-name="Fuente_20_de_20_párrafo_20_predeter.">REFERENCES [dbo].[TB_PARENTESCO] ([idParentesco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INTEGRANTESHOGAR] CHECK CONSTRAINT [FK_005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INTEGRANTESHOGAR] <text:s/>WITH CHECK ADD <text:s/>CONSTRAINT [FK_006] FOREIGN KEY([idDireccion])</text:span></text:p>
      <text:p text:style-name="Normal"><text:span text:style-name="Fuente_20_de_20_párrafo_20_predeter.">REFERENCES [dbo].[TB_DIRECCIONHOGAR] ([idDireccion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INTEGRANTESHOGAR] CHECK CONSTRAINT [FK_006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<text:s/>WITH CHECK ADD <text:s/>CONSTRAINT [FK_011] FOREIGN KEY([idServi])</text:span></text:p>
      <text:p text:style-name="Normal"><text:span text:style-name="Fuente_20_de_20_párrafo_20_predeter.">REFERENCES [dbo].[TB_SERVICIOS_PUBLICOS] ([idServi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CHECK CONSTRAINT [FK_011]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ALTER TABLE [dbo].[TB_S100] <text:s/>WITH CHECK ADD <text:s/>CONSTRAINT [FK_012] FOREIGN KEY([idUsuario])</text:span></text:p>
      <text:p text:style-name="Normal"><text:span text:style-name="Fuente_20_de_20_párrafo_20_predeter.">REFERENCES [dbo].[TB_USUARIO] ([idUsuario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CHECK CONSTRAINT [FK_012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<text:s/>WITH CHECK ADD <text:s/>CONSTRAINT [FK_013] FOREIGN KEY([idInsti])</text:span></text:p>
      <text:p text:style-name="Normal"><text:span text:style-name="Fuente_20_de_20_párrafo_20_predeter.">REFERENCES [dbo].[TB_INSTITUCION_RECEPTORA] ([idInsti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CHECK CONSTRAINT [FK_013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<text:s/>WITH CHECK ADD <text:s/>CONSTRAINT [FK_TB_S100_TB_SOLICITANTE] FOREIGN KEY([idsolicitante])</text:span></text:p>
      <text:p text:style-name="Normal"><text:span text:style-name="Fuente_20_de_20_párrafo_20_predeter.">REFERENCES [dbo].[TB_SOLICITANTE] ([idSolicitante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CHECK CONSTRAINT [FK_TB_S100_TB_SOLICITANTE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ERVICIOS_PUBLICOS] <text:s/>WITH CHECK ADD <text:s/>CONSTRAINT [FK_002] FOREIGN KEY([idTipoServicio])</text:span></text:p>
      <text:p text:style-name="Normal"><text:span text:style-name="Fuente_20_de_20_párrafo_20_predeter.">REFERENCES [dbo].[TB_TIPOSERVICIO] ([idTipoServicio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ERVICIOS_PUBLICOS] CHECK CONSTRAINT [FK_002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OLICITANTE] <text:s/>WITH CHECK ADD <text:s/>CONSTRAINT [FK_007] FOREIGN KEY([idSolicitanteIntegranteHogar])</text:span></text:p>
      <text:p text:style-name="Normal"><text:span text:style-name="Fuente_20_de_20_párrafo_20_predeter.">REFERENCES [dbo].[SOLICITANTE_INTEGRANTES_HOGAR] ([idSolicitanteIntegranteHogar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OLICITANTE] CHECK CONSTRAINT [FK_007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OLICITANTE] <text:s/>WITH CHECK ADD <text:s/>CONSTRAINT [FK_008] FOREIGN KEY([idDireccion])</text:span></text:p>
      <text:p text:style-name="Normal"><text:span text:style-name="Fuente_20_de_20_párrafo_20_predeter.">REFERENCES [dbo].[TB_DIRECCIONHOGAR] ([idDireccion])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ALTER TABLE [dbo].[TB_SOLICITANTE] CHECK CONSTRAINT [FK_008]</text:span></text:p>
      <text:p text:style-name="Normal"><text:span text:style-name="Fuente_20_de_20_párrafo_20_predeter.">GO</text:span></text:p>
      <text:p text:style-name="Normal"><text:span text:style-name="Fuente_20_de_20_párrafo_20_predeter.">USE [master]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<text:s/>READ_WRITE </text:span></text:p>
      <text:p text:style-name="Normal"><text:span text:style-name="Fuente_20_de_20_párrafo_20_predeter.">GO</text:span></text:p>
      <text:p text:style-name="Normal"><text:span text:style-name="Fuente_20_de_20_párrafo_20_predeter."/></text:p>
      <text:p text:style-name="Normal"><text:span text:style-name="Fuente_20_de_20_párrafo_20_predeter.">insert into Ule_Puente_Piedra1.dbo.TB_TIPODOCUMENTO (nomDoc) values ('DNI');</text:span></text:p>
      <text:p text:style-name="Normal"><text:span text:style-name="Fuente_20_de_20_párrafo_20_predeter.">insert into Ule_Puente_Piedra1.dbo.TB_TIPODOCUMENTO (nomDoc) values ('Pasaporte');</text:span></text:p>
      <text:p text:style-name="Normal"><text:span text:style-name="Fuente_20_de_20_párrafo_20_predeter."/></text:p>
      <text:p text:style-name="Normal"><text:span text:style-name="Fuente_20_de_20_párrafo_20_predeter.">insert into Ule_Puente_Piedra1.dbo.TB_PARENTESCO (nomParentesco) values ('Padre');</text:span></text:p>
      <text:p text:style-name="Normal"><text:span text:style-name="Fuente_20_de_20_párrafo_20_predeter.">insert into Ule_Puente_Piedra1.dbo.TB_PARENTESCO (nomParentesco) values ('Madre');</text:span></text:p>
      <text:p text:style-name="Normal"><text:span text:style-name="Fuente_20_de_20_párrafo_20_predeter.">insert into Ule_Puente_Piedra1.dbo.TB_PARENTESCO (nomParentesco) values ('Hijo');</text:span></text:p>
      <text:p text:style-name="Normal"><text:span text:style-name="Fuente_20_de_20_párrafo_20_predeter.">insert into Ule_Puente_Piedra1.dbo.TB_PARENTESCO (nomParentesco) values ('Hija');</text:span></text:p>
      <text:p text:style-name="Normal"><text:span text:style-name="Fuente_20_de_20_párrafo_20_predeter.">insert into Ule_Puente_Piedra1.dbo.TB_PARENTESCO (nomParentesco) values ('Sobrino');</text:span></text:p>
      <text:p text:style-name="Normal"><text:span text:style-name="Fuente_20_de_20_párrafo_20_predeter.">insert into Ule_Puente_Piedra1.dbo.TB_PARENTESCO (nomParentesco) values ('Sobrina');</text:span></text:p>
      <text:p text:style-name="Normal"><text:span text:style-name="Fuente_20_de_20_párrafo_20_predeter.">insert into Ule_Puente_Piedra1.dbo.TB_PARENTESCO (nomParentesco) values ('Tía');</text:span></text:p>
      <text:p text:style-name="Normal"><text:span text:style-name="Fuente_20_de_20_párrafo_20_predeter.">insert into Ule_Puente_Piedra1.dbo.TB_PARENTESCO (nomParentesco) values ('Tío');</text:span></text:p>
      <text:p text:style-name="Normal"><text:span text:style-name="Fuente_20_de_20_párrafo_20_predeter."/></text:p>
      <text:p text:style-name="Normal"><text:span text:style-name="Fuente_20_de_20_párrafo_20_predeter.">insert into Ule_Puente_Piedra1.dbo.TB_TIPOVIA (nomVia) values ('Avenida');</text:span></text:p>
      <text:p text:style-name="Normal"><text:span text:style-name="Fuente_20_de_20_párrafo_20_predeter.">insert into Ule_Puente_Piedra1.dbo.TB_TIPOVIA (nomVia) values ('Calle');</text:span></text:p>
      <text:p text:style-name="Normal"><text:span text:style-name="Fuente_20_de_20_párrafo_20_predeter."/></text:p>
      <text:p text:style-name="Normal"><text:span text:style-name="Fuente_20_de_20_párrafo_20_predeter.">insert into Ule_Puente_Piedra1.dbo.TB_TIPOSERVICIO (nomTipoServicio) values ('Agua');</text:span></text:p>
      <text:p text:style-name="Normal"><text:span text:style-name="Fuente_20_de_20_párrafo_20_predeter.">insert into Ule_Puente_Piedra1.dbo.TB_TIPOSERVICIO (nomTipoServicio) values ('Luz');</text:span></text:p>
      <text:p text:style-name="Normal"><text:span text:style-name="Fuente_20_de_20_párrafo_20_predeter.">go</text:span></text:p>
      <text:p text:style-name="Normal"><text:span text:style-name="Fuente_20_de_20_párrafo_20_predeter."/></text:p>
      <text:p text:style-name="Normal"><text:span text:style-name="Fuente_20_de_20_párrafo_20_predeter.">drop procedure if exists dbo.usp_Register_s100</text:span></text:p>
      <text:p text:style-name="Normal"><text:span text:style-name="Fuente_20_de_20_párrafo_20_predeter.">go</text:span></text:p>
      <text:p text:style-name="Normal"><text:span text:style-name="Fuente_20_de_20_párrafo_20_predeter.">create procedure dbo.usp_Register_s100</text:span></text:p>
      <text:p text:style-name="Normal"><text:span text:style-name="Fuente_20_de_20_párrafo_20_predeter."><text:s text:c="4"/>@homeViaType integer,</text:span></text:p>
      <text:p text:style-name="Normal"><text:span text:style-name="Fuente_20_de_20_párrafo_20_predeter."><text:s text:c="4"/>@homeAddress varchar(max),</text:span></text:p>
      <text:p text:style-name="Normal"><text:soft-page-break/><text:span text:style-name="Fuente_20_de_20_párrafo_20_predeter."><text:s text:c="4"/>@homeDoorNumber varchar(max),</text:span></text:p>
      <text:p text:style-name="Normal"><text:span text:style-name="Fuente_20_de_20_párrafo_20_predeter."><text:s text:c="4"/>@homeBlock varchar(max),</text:span></text:p>
      <text:p text:style-name="Normal"><text:span text:style-name="Fuente_20_de_20_párrafo_20_predeter."><text:s text:c="4"/>@homeFloor varchar(max),</text:span></text:p>
      <text:p text:style-name="Normal"><text:span text:style-name="Fuente_20_de_20_párrafo_20_predeter."><text:s text:c="4"/>@homeInterior varchar(max),</text:span></text:p>
      <text:p text:style-name="Normal"><text:span text:style-name="Fuente_20_de_20_párrafo_20_predeter."><text:s text:c="4"/>@homeZone varchar(max),</text:span></text:p>
      <text:p text:style-name="Normal"><text:span text:style-name="Fuente_20_de_20_párrafo_20_predeter."><text:s text:c="4"/>@homeZoneNumber varchar(max),</text:span></text:p>
      <text:p text:style-name="Normal"><text:span text:style-name="Fuente_20_de_20_párrafo_20_predeter."><text:s text:c="4"/>@requesterLastNameDad varchar(max),</text:span></text:p>
      <text:p text:style-name="Normal"><text:span text:style-name="Fuente_20_de_20_párrafo_20_predeter."><text:s text:c="4"/>@requesterLastNameMom varchar(max),</text:span></text:p>
      <text:p text:style-name="Normal"><text:span text:style-name="Fuente_20_de_20_párrafo_20_predeter."><text:s text:c="4"/>@requesterName varchar(max),</text:span></text:p>
      <text:p text:style-name="Normal"><text:span text:style-name="Fuente_20_de_20_párrafo_20_predeter."><text:s text:c="4"/>@requesterEmail varchar(max),</text:span></text:p>
      <text:p text:style-name="Normal"><text:span text:style-name="Fuente_20_de_20_párrafo_20_predeter."><text:s text:c="4"/>@requesterPhone varchar(max),</text:span></text:p>
      <text:p text:style-name="Normal"><text:span text:style-name="Fuente_20_de_20_párrafo_20_predeter."><text:s text:c="4"/>@familyMembers varchar(max),</text:span></text:p>
      <text:p text:style-name="Normal"><text:span text:style-name="Fuente_20_de_20_párrafo_20_predeter."><text:s text:c="4"/>@services varchar(max)</text:span></text:p>
      <text:p text:style-name="Normal"><text:span text:style-name="Fuente_20_de_20_párrafo_20_predeter.">as</text:span></text:p>
      <text:p text:style-name="Normal"><text:span text:style-name="Fuente_20_de_20_párrafo_20_predeter."><text:s text:c="4"/>begin</text:span></text:p>
      <text:p text:style-name="Normal"><text:span text:style-name="Fuente_20_de_20_párrafo_20_predeter."><text:s text:c="8"/>select * from Ule_Puente_Piedra1.dbo.TB_S100</text:span></text:p>
      <text:p text:style-name="Normal"><text:span text:style-name="Fuente_20_de_20_párrafo_20_predeter."><text:s text:c="4"/>end</text:span></text:p>
      <text:p text:style-name="Normal"><text:span text:style-name="Fuente_20_de_20_párrafo_20_predeter."><text:s text:c="4"/>g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Mono" svg:font-family="'Droid Sans Mono', monospace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s" fo:country="PE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PE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title/>
    <dc:description/>
    <dc:subject/>
    <meta:initial-creator>I202114802 (Guambuguete Solorzano,Jenny Graciela)</meta:initial-creator>
    <meta:creation-date>2023-05-20T19:46:00Z</meta:creation-date>
    <dc:date>2023-05-21T09:17:03.273411759</dc:date>
    <meta:editing-cycles>2</meta:editing-cycles>
    <meta:editing-duration>PT17M27S</meta:editing-duration>
    <meta:document-statistic meta:table-count="0" meta:image-count="0" meta:object-count="0" meta:page-count="34" meta:paragraph-count="908" meta:word-count="3913" meta:character-count="38181" meta:non-whitespace-character-count="34691"/>
    <meta:template xlink:type="simple" xlink:actuate="onRequest" xlink:title="" xlink:href="Normal"/>
  </office:meta>
</office:document-meta>
</file>